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2.515cm"/>
    </style:style>
    <style:style style:name="gr7" style:family="graphic" style:parent-style-name="objectwithoutfill">
      <style:graphic-properties svg:stroke-width="0.2cm" svg:stroke-color="#355e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color="#ff0000"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4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5"><text:span text:style-name="T3">(Objektadresse)</text:span></text:p>
          </draw:text-box>
        </draw:frame>
        <draw:frame draw:style-name="gr4" draw:text-style-name="P6" draw:layer="layout" svg:width="1.7cm" svg:height="1.508cm" svg:x="12.2cm" svg:y="14.3cm">
          <draw:text-box>
            <text:p text:style-name="P6"><text:span text:style-name="T4">n</text:span></text:p>
          </draw:text-box>
        </draw:frame>
        <draw:frame draw:style-name="gr4" draw:text-style-name="P6" draw:layer="layout" svg:width="1.7cm" svg:height="1.508cm" svg:x="12.2cm" svg:y="9.9cm">
          <draw:text-box>
            <text:p text:style-name="P6"><text:span text:style-name="T4">5</text:span></text:p>
          </draw:text-box>
        </draw:frame>
        <draw:frame draw:style-name="gr5" draw:text-style-name="P6" draw:layer="layout" svg:width="4.5cm" svg:height="1.6cm" svg:x="16.7cm" svg:y="14.3cm">
          <draw:text-box>
            <text:p text:style-name="P6"><text:span text:style-name="T4">summe</text:span></text:p>
          </draw:text-box>
        </draw:frame>
        <draw:frame draw:style-name="gr6" draw:text-style-name="P6" draw:layer="layout" svg:width="2.9cm" svg:height="2.765cm" svg:x="17.8cm" svg:y="10cm">
          <draw:text-box>
            <text:p text:style-name="P6"><text:span text:style-name="T4">142</text:span></text:p>
          </draw:text-box>
        </draw:frame>
        <draw:frame draw:style-name="gr6" draw:text-style-name="P6" draw:layer="layout" svg:width="4.9cm" svg:height="2.765cm" svg:x="21.6cm" svg:y="14.3cm">
          <draw:text-box>
            <text:p text:style-name="P6"><text:span text:style-name="T4">summeq</text:span></text:p>
          </draw:text-box>
        </draw:frame>
        <draw:frame draw:style-name="gr6" draw:text-style-name="P6" draw:layer="layout" svg:width="3.7cm" svg:height="2.765cm" svg:x="22.3cm" svg:y="10.001cm">
          <draw:text-box>
            <text:p text:style-name="P6"><text:span text:style-name="T4">7302</text:span></text:p>
          </draw:text-box>
        </draw:frame>
        <draw:line draw:style-name="gr7" draw:text-style-name="P3" draw:layer="layout" svg:x1="9.5cm" svg:y1="15.1cm" svg:x2="12.5cm" svg:y2="15.1cm">
          <text:p/>
        </draw:line>
        <draw:line draw:style-name="gr7" draw:text-style-name="P3" draw:layer="layout" svg:x1="13cm" svg:y1="14.4cm" svg:x2="13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17:46:14.518736000</dc:date>
    <meta:editing-duration>PT8H40M40S</meta:editing-duration>
    <meta:editing-cycles>6</meta:editing-cycles>
    <meta:generator>LibreOffice/4.3.7.2$MacOSX_x86 LibreOffice_project/8a35821d8636a03b8bf4e15b48f59794652c68ba</meta:generator>
    <meta:document-statistic meta:object-count="18"/>
  </office:meta>
</office:document-meta>
</file>